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5457in"/>
    </style:style>
    <style:style style:name="co9" style:family="table-column">
      <style:table-column-properties fo:break-before="auto" style:column-width="0.6134in"/>
    </style:style>
    <style:style style:name="co10" style:family="table-column">
      <style:table-column-properties fo:break-before="auto" style:column-width="0.8555in"/>
    </style:style>
    <style:style style:name="co11" style:family="table-column">
      <style:table-column-properties fo:break-before="auto" style:column-width="0.7799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5965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638in"/>
    </style:style>
    <style:style style:name="co16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99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2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2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2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no pi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ames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</table:table-row>
        <table:table-row table:style-name="ro1">
          <table:table-cell office:value-type="string" calcext:value-type="string">
            <text:p>Phantom Slash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hantom Slash</text:p>
          </table:table-cell>
          <table:table-cell office:value-type="float" office:value="8.82709046438895" calcext:value-type="float">
            <text:p>8.82709046438895</text:p>
          </table:table-cell>
          <table:table-cell office:value-type="float" office:value="9.91450036760947" calcext:value-type="float">
            <text:p>9.91450036760947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0.0668579044974077" calcext:value-type="float">
            <text:p>0.0668579044974077</text:p>
          </table:table-cell>
          <table:table-cell office:value-type="float" office:value="0.0913845814190111" calcext:value-type="float">
            <text:p>0.0913845814190111</text:p>
          </table:table-cell>
        </table:table-row>
        <table:table-row table:style-name="ro1">
          <table:table-cell office:value-type="string" calcext:value-type="string">
            <text:p>Condemn</text:p>
          </table:table-cell>
          <table:table-cell office:value-type="float" office:value="14.9984645791462" calcext:value-type="float">
            <text:p>14.9984645791462</text:p>
          </table:table-cell>
          <table:table-cell office:value-type="float" office:value="15.9962854640452" calcext:value-type="float">
            <text:p>15.9962854640452</text:p>
          </table:table-cell>
        </table:table-row>
        <table:table-row table:style-name="ro1">
          <table:table-cell office:value-type="string" calcext:value-type="string">
            <text:p>Shard of Life</text:p>
          </table:table-cell>
          <table:table-cell office:value-type="float" office:value="2.99843994802618" calcext:value-type="float">
            <text:p>2.99843994802618</text:p>
          </table:table-cell>
          <table:table-cell office:value-type="float" office:value="3.99941774813" calcext:value-type="float">
            <text:p>3.99941774813</text:p>
          </table:table-cell>
        </table:table-row>
        <table:table-row table:style-name="ro1">
          <table:table-cell office:value-type="string" calcext:value-type="string">
            <text:p>Shard of Life</text:p>
          </table:table-cell>
          <table:table-cell office:value-type="float" office:value="41.9674121351535" calcext:value-type="float">
            <text:p>41.9674121351535</text:p>
          </table:table-cell>
          <table:table-cell office:value-type="float" office:value="47.0054399462627" calcext:value-type="float">
            <text:p>47.0054399462627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float" office:value="44.0722165728557" calcext:value-type="float">
            <text:p>44.0722165728557</text:p>
          </table:table-cell>
          <table:table-cell office:value-type="float" office:value="49.027112641304" calcext:value-type="float">
            <text:p>49.027112641304</text:p>
          </table:table-cell>
        </table:table-row>
        <table:table-row table:style-name="ro1">
          <table:table-cell office:value-type="string" calcext:value-type="string">
            <text:p>Soul Storm</text:p>
          </table:table-cell>
          <table:table-cell office:value-type="float" office:value="19.9972768502006" calcext:value-type="float">
            <text:p>19.9972768502006</text:p>
          </table:table-cell>
          <table:table-cell office:value-type="float" office:value="22.0019019118725" calcext:value-type="float">
            <text:p>22.0019019118725</text:p>
          </table:table-cell>
        </table:table-row>
        <table:table-row table:style-name="ro1">
          <table:table-cell office:value-type="string" calcext:value-type="string">
            <text:p>Soul Bolt</text:p>
          </table:table-cell>
          <table:table-cell office:value-type="float" office:value="32.9808107602186" calcext:value-type="float">
            <text:p>32.9808107602186</text:p>
          </table:table-cell>
          <table:table-cell office:value-type="float" office:value="36.0130530131206" calcext:value-type="float">
            <text:p>36.0130530131206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 office:value-type="float" office:value="486.567241695515" calcext:value-type="float">
            <text:p>486.567241695515</text:p>
          </table:table-cell>
        </table:table-row>
        <table:table-row table:style-name="ro1">
          <table:table-cell office:value-type="string" calcext:value-type="string">
            <text:p>Tactical Advantage</text:p>
          </table:table-cell>
          <table:table-cell office:value-type="float" office:value="21.0074218961622" calcext:value-type="float">
            <text:p>21.0074218961622</text:p>
          </table:table-cell>
          <table:table-cell office:value-type="float" office:value="23.9882203492256" calcext:value-type="float">
            <text:p>23.9882203492256</text:p>
          </table:table-cell>
        </table:table-row>
      </table:table>
      <table:table table:name="pi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ames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</table:table-row>
        <table:table-row table:style-name="ro1">
          <table:table-cell office:value-type="string" calcext:value-type="string">
            <text:p>Phantom Slash (PI)</text:p>
          </table:table-cell>
          <table:table-cell office:value-type="float" office:value="5.66364958444907" calcext:value-type="float">
            <text:p>5.66364958444907</text:p>
          </table:table-cell>
          <table:table-cell office:value-type="float" office:value="6.27630742758313" calcext:value-type="float">
            <text:p>6.27630742758313</text:p>
          </table:table-cell>
        </table:table-row>
        <table:table-row table:style-name="ro1">
          <table:table-cell office:value-type="string" calcext:value-type="string">
            <text:p>Soul Well (PI)</text:p>
          </table:table-cell>
          <table:table-cell office:value-type="float" office:value="4.99779774145388" calcext:value-type="float">
            <text:p>4.99779774145388</text:p>
          </table:table-cell>
          <table:table-cell office:value-type="float" office:value="7.00142103390951" calcext:value-type="float">
            <text:p>7.00142103390951</text:p>
          </table:table-cell>
        </table:table-row>
        <table:table-row table:style-name="ro1">
          <table:table-cell office:value-type="string" calcext:value-type="string">
            <text:p>Circle of Destruction (PI)</text:p>
          </table:table-cell>
          <table:table-cell office:value-type="float" office:value="5.99961458131465" calcext:value-type="float">
            <text:p>5.99961458131465</text:p>
          </table:table-cell>
          <table:table-cell office:value-type="float" office:value="7.00141230865271" calcext:value-type="float">
            <text:p>7.00141230865271</text:p>
          </table:table-cell>
        </table:table-row>
        <table:table-row table:style-name="ro1">
          <table:table-cell office:value-type="string" calcext:value-type="string">
            <text:p>Restore (PI)</text:p>
          </table:table-cell>
          <table:table-cell table:number-columns-repeated="2" office:value-type="float" office:value="401.113245107168" calcext:value-type="float">
            <text:p>401.113245107168</text:p>
          </table:table-cell>
        </table:table-row>
        <table:table-row table:style-name="ro1">
          <table:table-cell office:value-type="string" calcext:value-type="string">
            <text:p>Condemn (PI)</text:p>
          </table:table-cell>
          <table:table-cell office:value-type="float" office:value="15.9910440600779" calcext:value-type="float">
            <text:p>15.9910440600779</text:p>
          </table:table-cell>
          <table:table-cell office:value-type="float" office:value="18.0018854340433" calcext:value-type="float">
            <text:p>18.0018854340433</text:p>
          </table:table-cell>
        </table:table-row>
        <table:table-row table:style-name="ro1">
          <table:table-cell office:value-type="string" calcext:value-type="string">
            <text:p>Soul Siphon (PI)</text:p>
          </table:table-cell>
          <table:table-cell office:value-type="float" office:value="42.0472633758001" calcext:value-type="float">
            <text:p>42.0472633758001</text:p>
          </table:table-cell>
          <table:table-cell office:value-type="float" office:value="47.0167254149662" calcext:value-type="float">
            <text:p>47.0167254149662</text:p>
          </table:table-cell>
        </table:table-row>
        <table:table-row table:style-name="ro1">
          <table:table-cell office:value-type="string" calcext:value-type="string">
            <text:p>Shard of Life (PI)</text:p>
          </table:table-cell>
          <table:table-cell office:value-type="float" office:value="3.99937560467829" calcext:value-type="float">
            <text:p>3.99937560467829</text:p>
          </table:table-cell>
          <table:table-cell office:value-type="float" office:value="5.00068262644567" calcext:value-type="float">
            <text:p>5.00068262644567</text:p>
          </table:table-cell>
        </table:table-row>
        <table:table-row table:style-name="ro1">
          <table:table-cell office:value-type="string" calcext:value-type="string">
            <text:p>Shard of Life (PI)</text:p>
          </table:table-cell>
          <table:table-cell office:value-type="float" office:value="45.9386785104263" calcext:value-type="float">
            <text:p>45.9386785104263</text:p>
          </table:table-cell>
          <table:table-cell office:value-type="float" office:value="50.9066374655659" calcext:value-type="float">
            <text:p>50.9066374655659</text:p>
          </table:table-cell>
        </table:table-row>
        <table:table-row table:style-name="ro1">
          <table:table-cell office:value-type="string" calcext:value-type="string">
            <text:p>Final Ruin (PI)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inal Ruin (PI)</text:p>
          </table:table-cell>
          <table:table-cell office:value-type="float" office:value="45.9989053443211" calcext:value-type="float">
            <text:p>45.9989053443211</text:p>
          </table:table-cell>
          <table:table-cell office:value-type="float" office:value="48.001845991774" calcext:value-type="float">
            <text:p>48.001845991774</text:p>
          </table:table-cell>
        </table:table-row>
        <table:table-row table:style-name="ro1">
          <table:table-cell office:value-type="string" calcext:value-type="string">
            <text:p>Tactical Advantage (PI)</text:p>
          </table:table-cell>
          <table:table-cell office:value-type="float" office:value="21.0067997069543" calcext:value-type="float">
            <text:p>21.0067997069543</text:p>
          </table:table-cell>
          <table:table-cell office:value-type="float" office:value="23.9687472191487" calcext:value-type="float">
            <text:p>23.9687472191487</text:p>
          </table:table-cell>
        </table:table-row>
        <table:table-row table:style-name="ro1">
          <table:table-cell office:value-type="string" calcext:value-type="string">
            <text:p>Karmic Backlash (PI)</text:p>
          </table:table-cell>
          <table:table-cell office:value-type="float" office:value="69.041426622784" calcext:value-type="float">
            <text:p>69.041426622784</text:p>
          </table:table-cell>
          <table:table-cell office:value-type="float" office:value="76.033946610378" calcext:value-type="float">
            <text:p>76.033946610378</text:p>
          </table:table-cell>
        </table:table-row>
        <table:table-row table:style-name="ro1">
          <table:table-cell office:value-type="string" calcext:value-type="string">
            <text:p>Transmutation (PI)</text:p>
          </table:table-cell>
          <table:table-cell office:value-type="float" office:value="35.0278287179512" calcext:value-type="float">
            <text:p>35.0278287179512</text:p>
          </table:table-cell>
          <table:table-cell office:value-type="float" office:value="37.9579639006701" calcext:value-type="float">
            <text:p>37.9579639006701</text:p>
          </table:table-cell>
        </table:table-row>
        <table:table-row table:style-name="ro1">
          <table:table-cell office:value-type="string" calcext:value-type="string">
            <text:p>Karmic Suspension (PI)</text:p>
          </table:table-cell>
          <table:table-cell office:value-type="float" office:value="26.9855054041293" calcext:value-type="float">
            <text:p>26.9855054041293</text:p>
          </table:table-cell>
          <table:table-cell office:value-type="float" office:value="30.0075630308396" calcext:value-type="float">
            <text:p>30.0075630308396</text:p>
          </table:table-cell>
        </table:table-row>
        <table:table-row table:style-name="ro1">
          <table:table-cell office:value-type="string" calcext:value-type="string">
            <text:p>Soul Bolt (PI)</text:p>
          </table:table-cell>
          <table:table-cell office:value-type="float" office:value="36.0160389483292" calcext:value-type="float">
            <text:p>36.0160389483292</text:p>
          </table:table-cell>
          <table:table-cell office:value-type="float" office:value="40.0271097992121" calcext:value-type="float">
            <text:p>40.0271097992121</text:p>
          </table:table-cell>
        </table:table-row>
        <table:table-row table:style-name="ro1">
          <table:table-cell office:value-type="string" calcext:value-type="string">
            <text:p>Vengeance (PI)</text:p>
          </table:table-cell>
          <table:table-cell office:value-type="float" office:value="48.9649638229837" calcext:value-type="float">
            <text:p>48.9649638229837</text:p>
          </table:table-cell>
          <table:table-cell office:value-type="float" office:value="54.0394440971812" calcext:value-type="float">
            <text:p>54.0394440971812</text:p>
          </table:table-cell>
        </table:table-row>
        <table:table-row table:style-name="ro1">
          <table:table-cell office:value-type="string" calcext:value-type="string">
            <text:p>Soul Storm (PI)</text:p>
          </table:table-cell>
          <table:table-cell office:value-type="float" office:value="21.9986140763519" calcext:value-type="float">
            <text:p>21.9986140763519</text:p>
          </table:table-cell>
          <table:table-cell office:value-type="float" office:value="23.9972213942994" calcext:value-type="float">
            <text:p>23.9972213942994</text:p>
          </table:table-cell>
        </table:table-row>
        <table:table-row table:style-name="ro1">
          <table:table-cell office:value-type="string" calcext:value-type="string">
            <text:p>Soul Barrage (PI)</text:p>
          </table:table-cell>
          <table:table-cell office:value-type="float" office:value="13.9979042249673" calcext:value-type="float">
            <text:p>13.9979042249673</text:p>
          </table:table-cell>
          <table:table-cell office:value-type="float" office:value="16.0001427134412" calcext:value-type="float">
            <text:p>16.0001427134412</text:p>
          </table:table-cell>
        </table:table-row>
      </table:table>
      <table:table table:name="est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names</text:p>
          </table:table-cell>
          <table:table-cell office:value-type="string" calcext:value-type="string">
            <text:p>lowers</text:p>
          </table:table-cell>
          <table:table-cell office:value-type="string" calcext:value-type="string">
            <text:p>upp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mn</text:p>
          </table:table-cell>
          <table:table-cell office:value-type="float" office:value="14.9984645791462" calcext:value-type="float">
            <text:p>14.9984645791462</text:p>
          </table:table-cell>
          <table:table-cell office:value-type="float" office:value="15.9962854640452" calcext:value-type="float">
            <text:p>15.996285464045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ard of Life2</text:p>
          </table:table-cell>
          <table:table-cell office:value-type="float" office:value="2.99843994802618" calcext:value-type="float">
            <text:p>2.99843994802618</text:p>
          </table:table-cell>
          <table:table-cell office:value-type="float" office:value="3.99941774813" calcext:value-type="float">
            <text:p>3.999417748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ard of Life</text:p>
          </table:table-cell>
          <table:table-cell office:value-type="float" office:value="41.9674121351535" calcext:value-type="float">
            <text:p>41.9674121351535</text:p>
          </table:table-cell>
          <table:table-cell office:value-type="float" office:value="47.0054399462627" calcext:value-type="float">
            <text:p>47.005439946262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float" office:value="44.0722165728557" calcext:value-type="float">
            <text:p>44.0722165728557</text:p>
          </table:table-cell>
          <table:table-cell office:value-type="float" office:value="49.027112641304" calcext:value-type="float">
            <text:p>49.02711264130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oul Storm</text:p>
          </table:table-cell>
          <table:table-cell office:value-type="float" office:value="19.9972768502006" calcext:value-type="float">
            <text:p>19.9972768502006</text:p>
          </table:table-cell>
          <table:table-cell office:value-type="float" office:value="22.0019019118725" calcext:value-type="float">
            <text:p>22.00190191187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ul Bolt</text:p>
          </table:table-cell>
          <table:table-cell office:value-type="float" office:value="32.9808107602186" calcext:value-type="float">
            <text:p>32.9808107602186</text:p>
          </table:table-cell>
          <table:table-cell office:value-type="float" office:value="36.0130530131206" calcext:value-type="float">
            <text:p>36.013053013120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actical Advantage</text:p>
          </table:table-cell>
          <table:table-cell office:value-type="float" office:value="21.0074218961622" calcext:value-type="float">
            <text:p>21.0074218961622</text:p>
          </table:table-cell>
          <table:table-cell office:value-type="float" office:value="23.9882203492256" calcext:value-type="float">
            <text:p>23.988220349225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ul Well (PI)</text:p>
          </table:table-cell>
          <table:table-cell office:value-type="float" office:value="4.99779774145388" calcext:value-type="float">
            <text:p>4.99779774145388</text:p>
          </table:table-cell>
          <table:table-cell office:value-type="float" office:value="7.00142103390951" calcext:value-type="float">
            <text:p>7.0014210339095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ircle of Destruction (PI)</text:p>
          </table:table-cell>
          <table:table-cell office:value-type="float" office:value="5.99961458131465" calcext:value-type="float">
            <text:p>5.99961458131465</text:p>
          </table:table-cell>
          <table:table-cell office:value-type="float" office:value="7.00141230865271" calcext:value-type="float">
            <text:p>7.0014123086527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demn (PI)</text:p>
          </table:table-cell>
          <table:table-cell office:value-type="float" office:value="15.9910440600779" calcext:value-type="float">
            <text:p>15.9910440600779</text:p>
          </table:table-cell>
          <table:table-cell office:value-type="float" office:value="18.0018854340433" calcext:value-type="float">
            <text:p>18.00188543404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ul Siphon (PI)</text:p>
          </table:table-cell>
          <table:table-cell office:value-type="float" office:value="42.0472633758001" calcext:value-type="float">
            <text:p>42.0472633758001</text:p>
          </table:table-cell>
          <table:table-cell office:value-type="float" office:value="47.0167254149662" calcext:value-type="float">
            <text:p>47.016725414966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hard of Life (PI)</text:p>
          </table:table-cell>
          <table:table-cell office:value-type="float" office:value="3.99937560467829" calcext:value-type="float">
            <text:p>3.99937560467829</text:p>
          </table:table-cell>
          <table:table-cell office:value-type="float" office:value="5.00068262644567" calcext:value-type="float">
            <text:p>5.000682626445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rd of Life (PI)</text:p>
          </table:table-cell>
          <table:table-cell office:value-type="float" office:value="45.9386785104263" calcext:value-type="float">
            <text:p>45.9386785104263</text:p>
          </table:table-cell>
          <table:table-cell office:value-type="float" office:value="50.9066374655659" calcext:value-type="float">
            <text:p>50.906637465565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inal Ruin &gt;35%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inal Ruin &lt;35%</text:p>
          </table:table-cell>
          <table:table-cell office:value-type="float" office:value="45.9989053443211" calcext:value-type="float">
            <text:p>45.9989053443211</text:p>
          </table:table-cell>
          <table:table-cell office:value-type="float" office:value="48.001845991774" calcext:value-type="float">
            <text:p>48.00184599177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actical Advantage (PI)</text:p>
          </table:table-cell>
          <table:table-cell office:value-type="float" office:value="21.0067997069543" calcext:value-type="float">
            <text:p>21.0067997069543</text:p>
          </table:table-cell>
          <table:table-cell office:value-type="float" office:value="23.9687472191487" calcext:value-type="float">
            <text:p>23.968747219148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rmic Backlash (PI)</text:p>
          </table:table-cell>
          <table:table-cell office:value-type="float" office:value="69.041426622784" calcext:value-type="float">
            <text:p>69.041426622784</text:p>
          </table:table-cell>
          <table:table-cell office:value-type="float" office:value="76.033946610378" calcext:value-type="float">
            <text:p>76.03394661037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ransmutation (PI)</text:p>
          </table:table-cell>
          <table:table-cell office:value-type="float" office:value="35.0278287179512" calcext:value-type="float">
            <text:p>35.0278287179512</text:p>
          </table:table-cell>
          <table:table-cell office:value-type="float" office:value="37.9579639006701" calcext:value-type="float">
            <text:p>37.957963900670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Karmic Suspension (PI)</text:p>
          </table:table-cell>
          <table:table-cell office:value-type="float" office:value="26.9855054041293" calcext:value-type="float">
            <text:p>26.9855054041293</text:p>
          </table:table-cell>
          <table:table-cell office:value-type="float" office:value="30.0075630308396" calcext:value-type="float">
            <text:p>30.007563030839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ul Bolt (PI)</text:p>
          </table:table-cell>
          <table:table-cell office:value-type="float" office:value="36.0160389483292" calcext:value-type="float">
            <text:p>36.0160389483292</text:p>
          </table:table-cell>
          <table:table-cell office:value-type="float" office:value="40.0271097992121" calcext:value-type="float">
            <text:p>40.027109799212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engeance (PI)</text:p>
          </table:table-cell>
          <table:table-cell office:value-type="float" office:value="48.9649638229837" calcext:value-type="float">
            <text:p>48.9649638229837</text:p>
          </table:table-cell>
          <table:table-cell office:value-type="float" office:value="54.0394440971812" calcext:value-type="float">
            <text:p>54.039444097181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oul Storm (PI)</text:p>
          </table:table-cell>
          <table:table-cell office:value-type="float" office:value="21.9986140763519" calcext:value-type="float">
            <text:p>21.9986140763519</text:p>
          </table:table-cell>
          <table:table-cell office:value-type="float" office:value="23.9972213942994" calcext:value-type="float">
            <text:p>23.997221394299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oul Barrage (PI)</text:p>
          </table:table-cell>
          <table:table-cell office:value-type="float" office:value="13.9979042249673" calcext:value-type="float">
            <text:p>13.9979042249673</text:p>
          </table:table-cell>
          <table:table-cell office:value-type="float" office:value="16.0001427134412" calcext:value-type="float">
            <text:p>16.00014271344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full" table:style-name="ta1"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9"/>
        <table:table-column table:style-name="co13" table:default-cell-style-name="ce9"/>
        <table:table-column table:style-name="co14" table:default-cell-style-name="ce12"/>
        <table:table-column table:style-name="co15" table:default-cell-style-name="ce9"/>
        <table:table-column table:style-name="co16" table:default-cell-style-name="ce15"/>
        <table:table-row table:style-name="ro2">
          <table:table-cell table:style-name="ce1" office:value-type="string" calcext:value-type="string">
            <text:p>anm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upper</text:p>
          </table:table-cell>
          <table:table-cell table:style-name="ce5" office:value-type="string" calcext:value-type="string">
            <text:p>avg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vg_td</text:p>
          </table:table-cell>
          <table:table-cell table:style-name="ce5" office:value-type="string" calcext:value-type="string">
            <text:p>ct</text:p>
          </table:table-cell>
          <table:table-cell table:style-name="ce5" office:value-type="string" calcext:value-type="string">
            <text:p>dpct</text:p>
          </table:table-cell>
          <table:table-cell table:style-name="ce5" office:value-type="string" calcext:value-type="string">
            <text:p>aoe</text:p>
          </table:table-cell>
          <table:table-cell table:style-name="ce5" office:value-type="string" calcext:value-type="string">
            <text:p>aoe_dpct</text:p>
          </table:table-cell>
          <table:table-cell table:style-name="ce1" office:value-type="string" calcext:value-type="string">
            <text:p>ttr</text:p>
          </table:table-cell>
        </table:table-row>
        <table:table-row table:style-name="ro2">
          <table:table-cell office:value-type="string" calcext:value-type="string">
            <text:p>Shard of Life (DoT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B2];[.C2])"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2];&quot;,&quot;;[.C2];&quot;]&quot;;&quot; x&quot;;[.E2])" office:value-type="string" office:string-value="[3,4] x6" calcext:value-type="string">
            <text:p>[3,4] x6</text:p>
          </table:table-cell>
          <table:table-cell table:formula="of:=[.D2]*[.E2]" office:value-type="float" office:value="21" calcext:value-type="float">
            <text:p>21</text:p>
          </table:table-cell>
          <table:table-cell office:value-type="float" office:value="6" calcext:value-type="float">
            <text:p>6.00</text:p>
          </table:table-cell>
          <table:table-cell table:formula="of:=[.G2]/[.H2]" office:value-type="float" office:value="3.5" calcext:value-type="float">
            <text:p>3.50</text:p>
          </table:table-cell>
          <table:table-cell office:value-type="boolean" office:boolean-value="true" calcext:value-type="boolean">
            <text:p>TRUE</text:p>
          </table:table-cell>
          <table:table-cell table:formula="of:=[.I2]*(1+[.J2])" office:value-type="float" office:value="7" calcext:value-type="float">
            <text:p>7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Shard of Life (DoT) (PI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B3];[.C3])"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3];&quot;,&quot;;[.C3];&quot;]&quot;;&quot; x&quot;;[.E3])" office:value-type="string" office:string-value="[4,5] x6" calcext:value-type="string">
            <text:p>[4,5] x6</text:p>
          </table:table-cell>
          <table:table-cell table:formula="of:=[.D3]*[.E3]" office:value-type="float" office:value="27" calcext:value-type="float">
            <text:p>27</text:p>
          </table:table-cell>
          <table:table-cell office:value-type="float" office:value="6" calcext:value-type="float">
            <text:p>6.00</text:p>
          </table:table-cell>
          <table:table-cell table:formula="of:=[.G3]/[.H3]" office:value-type="float" office:value="4.5" calcext:value-type="float">
            <text:p>4.50</text:p>
          </table:table-cell>
          <table:table-cell office:value-type="boolean" office:boolean-value="true" calcext:value-type="boolean">
            <text:p>TRUE</text:p>
          </table:table-cell>
          <table:table-cell table:formula="of:=[.I3]*(1+[.J3])" office:value-type="float" office:value="9" calcext:value-type="float">
            <text:p>9.00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3" office:value-type="string" calcext:value-type="string">
            <text:p>Vengeance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table:formula="of:=AVERAGE([.B4];[.C4])" office:value-type="float" office:value="46.5" calcext:value-type="float">
            <text:p>46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4];&quot;,&quot;;[.C4];&quot;]&quot;;&quot; x&quot;;[.E4])" office:value-type="string" office:string-value="[44,49] x1" calcext:value-type="string">
            <text:p>[44,49] x1</text:p>
          </table:table-cell>
          <table:table-cell table:style-name="ce7" table:formula="of:=[.D4]*[.E4]" office:value-type="float" office:value="46.5" calcext:value-type="float">
            <text:p>46.5</text:p>
          </table:table-cell>
          <table:table-cell table:style-name="ce10" table:formula="of:=52/60" office:value-type="float" office:value="0.866666666666667" calcext:value-type="float">
            <text:p>0.87</text:p>
          </table:table-cell>
          <table:table-cell table:style-name="ce10" table:formula="of:=[.G4]/[.H4]" office:value-type="float" office:value="53.6538461538462" calcext:value-type="float">
            <text:p>53.65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4]*(1+[.J4])" office:value-type="float" office:value="53.6538461538462" calcext:value-type="float">
            <text:p>53.65</text:p>
          </table:table-cell>
          <table:table-cell table:style-name="ce16" office:value-type="float" office:value="0" calcext:value-type="float">
            <text:p>0.00</text:p>
          </table:table-cell>
        </table:table-row>
        <table:table-row table:style-name="ro2">
          <table:table-cell table:style-name="ce3" office:value-type="string" calcext:value-type="string">
            <text:p>Karmic Suspension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table:formula="of:=AVERAGE([.B5];[.C5])" office:value-type="float" office:value="28.5" calcext:value-type="float">
            <text:p>28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5];&quot;,&quot;;[.C5];&quot;]&quot;;&quot; x&quot;;[.E5])" office:value-type="string" office:string-value="[27,30] x1" calcext:value-type="string">
            <text:p>[27,30] x1</text:p>
          </table:table-cell>
          <table:table-cell table:style-name="ce7" table:formula="of:=[.D5]*[.E5]" office:value-type="float" office:value="28.5" calcext:value-type="float">
            <text:p>28.5</text:p>
          </table:table-cell>
          <table:table-cell table:style-name="ce10" table:formula="of:=1+1/60" office:value-type="float" office:value="1.01666666666667" calcext:value-type="float">
            <text:p>1.02</text:p>
          </table:table-cell>
          <table:table-cell table:style-name="ce10" table:formula="of:=[.G5]/[.H5]" office:value-type="float" office:value="28.0327868852459" calcext:value-type="float">
            <text:p>28.03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5]*(1+[.J5])" office:value-type="float" office:value="56.0655737704918" calcext:value-type="float">
            <text:p>56.07</text:p>
          </table:table-cell>
          <table:table-cell table:style-name="ce16" table:formula="of:=6-[.H5]" office:value-type="float" office:value="4.98333333333333" calcext:value-type="float">
            <text:p>4.98</text:p>
          </table:table-cell>
        </table:table-row>
        <table:table-row table:style-name="ro2">
          <table:table-cell table:style-name="ce3" office:value-type="string" calcext:value-type="string">
            <text:p>Vengeance (PI)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4" calcext:value-type="float">
            <text:p>54</text:p>
          </table:table-cell>
          <table:table-cell table:style-name="ce7" table:formula="of:=AVERAGE([.B6];[.C6])" office:value-type="float" office:value="51.5" calcext:value-type="float">
            <text:p>51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6];&quot;,&quot;;[.C6];&quot;]&quot;;&quot; x&quot;;[.E6])" office:value-type="string" office:string-value="[49,54] x1" calcext:value-type="string">
            <text:p>[49,54] x1</text:p>
          </table:table-cell>
          <table:table-cell table:style-name="ce7" table:formula="of:=[.D6]*[.E6]" office:value-type="float" office:value="51.5" calcext:value-type="float">
            <text:p>51.5</text:p>
          </table:table-cell>
          <table:table-cell table:style-name="ce10" table:formula="of:=52/60" office:value-type="float" office:value="0.866666666666667" calcext:value-type="float">
            <text:p>0.87</text:p>
          </table:table-cell>
          <table:table-cell table:style-name="ce10" table:formula="of:=[.G6]/[.H6]" office:value-type="float" office:value="59.4230769230769" calcext:value-type="float">
            <text:p>59.4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6]*(1+[.J6])" office:value-type="float" office:value="59.4230769230769" calcext:value-type="float">
            <text:p>59.42</text:p>
          </table:table-cell>
          <table:table-cell table:style-name="ce16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Transmutation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AVERAGE([.B7];[.C7])"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7];&quot;,&quot;;[.C7];&quot;]&quot;;&quot; x&quot;;[.E7])" office:value-type="string" office:string-value="[35,38] x1" calcext:value-type="string">
            <text:p>[35,38] x1</text:p>
          </table:table-cell>
          <table:table-cell table:formula="of:=[.D7]*[.E7]" office:value-type="float" office:value="36.5" calcext:value-type="float">
            <text:p>36.5</text:p>
          </table:table-cell>
          <table:table-cell office:value-type="float" office:value="1" calcext:value-type="float">
            <text:p>1.00</text:p>
          </table:table-cell>
          <table:table-cell table:formula="of:=[.G7]/[.H7]" office:value-type="float" office:value="36.5" calcext:value-type="float">
            <text:p>36.50</text:p>
          </table:table-cell>
          <table:table-cell office:value-type="boolean" office:boolean-value="true" calcext:value-type="boolean">
            <text:p>TRUE</text:p>
          </table:table-cell>
          <table:table-cell table:formula="of:=[.I7]*(1+[.J7])" office:value-type="float" office:value="73" calcext:value-type="float">
            <text:p>73.00</text:p>
          </table:table-cell>
          <table:table-cell table:formula="of:=3-[.H7]" office:value-type="float" office:value="2" calcext:value-type="float">
            <text:p>2.00</text:p>
          </table:table-cell>
        </table:table-row>
        <table:table-row table:style-name="ro2">
          <table:table-cell table:style-name="ce3" office:value-type="string" calcext:value-type="string">
            <text:p>Final Ruin &gt;35%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formula="of:=AVERAGE([.B8];[.C8])" office:value-type="float" office:value="35" calcext:value-type="float">
            <text:p>35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COM.MICROSOFT.CONCAT(&quot;[&quot;;[.B8];&quot;,&quot;;[.C8];&quot;]&quot;;&quot; x&quot;;[.E8])" office:value-type="string" office:string-value="[34,36] x4" calcext:value-type="string">
            <text:p>[34,36] x4</text:p>
          </table:table-cell>
          <table:table-cell table:style-name="ce7" table:formula="of:=[.D8]*[.E8]" office:value-type="float" office:value="140" calcext:value-type="float">
            <text:p>140</text:p>
          </table:table-cell>
          <table:table-cell table:style-name="ce10" table:formula="of:=1+54/60" office:value-type="float" office:value="1.9" calcext:value-type="float">
            <text:p>1.90</text:p>
          </table:table-cell>
          <table:table-cell table:style-name="ce10" table:formula="of:=[.G8]/[.H8]" office:value-type="float" office:value="73.6842105263158" calcext:value-type="float">
            <text:p>73.68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8]*(1+[.J8])" office:value-type="float" office:value="73.6842105263158" calcext:value-type="float">
            <text:p>73.68</text:p>
          </table:table-cell>
          <table:table-cell table:style-name="ce16" office:value-type="float" office:value="4.4" calcext:value-type="float">
            <text:p>4.40</text:p>
          </table:table-cell>
        </table:table-row>
        <table:table-row table:style-name="ro2">
          <table:table-cell table:style-name="ce3" office:value-type="string" calcext:value-type="string">
            <text:p>Shard of Life (Tick)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AVERAGE([.B9];[.C9])" office:value-type="float" office:value="44.5" calcext:value-type="float">
            <text:p>44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9];&quot;,&quot;;[.C9];&quot;]&quot;;&quot; x&quot;;[.E9])" office:value-type="string" office:string-value="[42,47] x1" calcext:value-type="string">
            <text:p>[42,47] x1</text:p>
          </table:table-cell>
          <table:table-cell table:style-name="ce7" table:formula="of:=[.D9]*[.E9]" office:value-type="float" office:value="44.5" calcext:value-type="float">
            <text:p>44.5</text:p>
          </table:table-cell>
          <table:table-cell table:style-name="ce10" table:formula="of:=1+8/60" office:value-type="float" office:value="1.13333333333333" calcext:value-type="float">
            <text:p>1.13</text:p>
          </table:table-cell>
          <table:table-cell table:style-name="ce10" table:formula="of:=[.G9]/[.H9]" office:value-type="float" office:value="39.2647058823529" calcext:value-type="float">
            <text:p>39.26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9]*(1+[.J9])" office:value-type="float" office:value="78.5294117647059" calcext:value-type="float">
            <text:p>78.53</text:p>
          </table:table-cell>
          <table:table-cell table:style-name="ce16" table:formula="of:=6-[.H19]" office:value-type="float" office:value="4.85" calcext:value-type="float">
            <text:p>4.85</text:p>
          </table:table-cell>
        </table:table-row>
        <table:table-row table:style-name="ro2">
          <table:table-cell table:style-name="ce3" office:value-type="string" calcext:value-type="string">
            <text:p>Soul Bolt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6" calcext:value-type="float">
            <text:p>36</text:p>
          </table:table-cell>
          <table:table-cell table:style-name="ce7" table:formula="of:=AVERAGE([.B10];[.C10])" office:value-type="float" office:value="34.5" calcext:value-type="float">
            <text:p>34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0];&quot;,&quot;;[.C10];&quot;]&quot;;&quot; x&quot;;[.E10])" office:value-type="string" office:string-value="[33,36] x1" calcext:value-type="string">
            <text:p>[33,36] x1</text:p>
          </table:table-cell>
          <table:table-cell table:style-name="ce7" table:formula="of:=[.D10]*[.E10]" office:value-type="float" office:value="34.5" calcext:value-type="float">
            <text:p>34.5</text:p>
          </table:table-cell>
          <table:table-cell table:style-name="ce10" table:formula="of:=52/60" office:value-type="float" office:value="0.866666666666667" calcext:value-type="float">
            <text:p>0.87</text:p>
          </table:table-cell>
          <table:table-cell table:style-name="ce10" table:formula="of:=[.G10]/[.H10]" office:value-type="float" office:value="39.8076923076923" calcext:value-type="float">
            <text:p>39.8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0]*(1+[.J10])" office:value-type="float" office:value="79.6153846153846" calcext:value-type="float">
            <text:p>79.62</text:p>
          </table:table-cell>
          <table:table-cell table:style-name="ce16" office:value-type="float" office:value="0" calcext:value-type="float">
            <text:p>0.00</text:p>
          </table:table-cell>
        </table:table-row>
        <table:table-row table:style-name="ro2">
          <table:table-cell table:style-name="ce3" office:value-type="string" calcext:value-type="string">
            <text:p>Condemn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formula="of:=AVERAGE([.B11];[.C11])" office:value-type="float" office:value="15.5" calcext:value-type="float">
            <text:p>15.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COM.MICROSOFT.CONCAT(&quot;[&quot;;[.B11];&quot;,&quot;;[.C11];&quot;]&quot;;&quot; x&quot;;[.E11])" office:value-type="string" office:string-value="[15,16] x6" calcext:value-type="string">
            <text:p>[15,16] x6</text:p>
          </table:table-cell>
          <table:table-cell table:style-name="ce7" table:formula="of:=[.D11]*[.E11]" office:value-type="float" office:value="93" calcext:value-type="float">
            <text:p>93</text:p>
          </table:table-cell>
          <table:table-cell table:style-name="ce10" table:formula="of:=1+9/60" office:value-type="float" office:value="1.15" calcext:value-type="float">
            <text:p>1.15</text:p>
          </table:table-cell>
          <table:table-cell table:style-name="ce10" table:formula="of:=[.G11]/[.H11]" office:value-type="float" office:value="80.8695652173913" calcext:value-type="float">
            <text:p>80.87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.I11]*(1+[.J11])" office:value-type="float" office:value="80.8695652173913" calcext:value-type="float">
            <text:p>80.87</text:p>
          </table:table-cell>
          <table:table-cell table:style-name="ce16" office:value-type="float" office:value="12" calcext:value-type="float">
            <text:p>12.00</text:p>
          </table:table-cell>
        </table:table-row>
        <table:table-row table:style-name="ro2">
          <table:table-cell table:style-name="ce3" office:value-type="string" calcext:value-type="string">
            <text:p>Soul Siphon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AVERAGE([.B12];[.C12])" office:value-type="float" office:value="44.5" calcext:value-type="float">
            <text:p>44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2];&quot;,&quot;;[.C12];&quot;]&quot;;&quot; x&quot;;[.E12])" office:value-type="string" office:string-value="[42,47] x1" calcext:value-type="string">
            <text:p>[42,47] x1</text:p>
          </table:table-cell>
          <table:table-cell table:style-name="ce7" table:formula="of:=[.D12]*[.E12]" office:value-type="float" office:value="44.5" calcext:value-type="float">
            <text:p>44.5</text:p>
          </table:table-cell>
          <table:table-cell table:style-name="ce10" table:formula="of:=1+4/60" office:value-type="float" office:value="1.06666666666667" calcext:value-type="float">
            <text:p>1.07</text:p>
          </table:table-cell>
          <table:table-cell table:style-name="ce10" table:formula="of:=[.G12]/[.H12]" office:value-type="float" office:value="41.71875" calcext:value-type="float">
            <text:p>41.7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2]*(1+[.J12])" office:value-type="float" office:value="83.4375" calcext:value-type="float">
            <text:p>83.44</text:p>
          </table:table-cell>
          <table:table-cell table:style-name="ce16" table:formula="of:=3-[.H12]" office:value-type="float" office:value="1.93333333333333" calcext:value-type="float">
            <text:p>1.93</text:p>
          </table:table-cell>
        </table:table-row>
        <table:table-row table:style-name="ro2">
          <table:table-cell table:style-name="ce3" office:value-type="string" calcext:value-type="string">
            <text:p>Shard of Life (Tick) (PI)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AVERAGE([.B13];[.C13])" office:value-type="float" office:value="48.5" calcext:value-type="float">
            <text:p>48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13];&quot;,&quot;;[.C13];&quot;]&quot;;&quot; x&quot;;[.E13])" office:value-type="string" office:string-value="[46,51] x1" calcext:value-type="string">
            <text:p>[46,51] x1</text:p>
          </table:table-cell>
          <table:table-cell table:style-name="ce7" table:formula="of:=[.D13]*[.E13]" office:value-type="float" office:value="48.5" calcext:value-type="float">
            <text:p>48.5</text:p>
          </table:table-cell>
          <table:table-cell table:style-name="ce10" table:formula="of:=1+8/60" office:value-type="float" office:value="1.13333333333333" calcext:value-type="float">
            <text:p>1.13</text:p>
          </table:table-cell>
          <table:table-cell table:style-name="ce10" table:formula="of:=[.G13]/[.H13]" office:value-type="float" office:value="42.7941176470588" calcext:value-type="float">
            <text:p>42.79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13]*(1+[.J13])" office:value-type="float" office:value="85.5882352941177" calcext:value-type="float">
            <text:p>85.59</text:p>
          </table:table-cell>
          <table:table-cell table:style-name="ce16" table:formula="of:=6-[.H13]" office:value-type="float" office:value="4.86666666666667" calcext:value-type="float">
            <text:p>4.87</text:p>
          </table:table-cell>
        </table:table-row>
        <table:table-row table:style-name="ro2">
          <table:table-cell office:value-type="string" calcext:value-type="string">
            <text:p>Soul Bolt (PI)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AVERAGE([.B14];[.C1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4];&quot;,&quot;;[.C14];&quot;]&quot;;&quot; x&quot;;[.E14])" office:value-type="string" office:string-value="[36,40] x1" calcext:value-type="string">
            <text:p>[36,40] x1</text:p>
          </table:table-cell>
          <table:table-cell table:formula="of:=[.D14]*[.E14]" office:value-type="float" office:value="38" calcext:value-type="float">
            <text:p>38</text:p>
          </table:table-cell>
          <table:table-cell table:formula="of:=52/60" office:value-type="float" office:value="0.866666666666667" calcext:value-type="float">
            <text:p>0.87</text:p>
          </table:table-cell>
          <table:table-cell table:formula="of:=[.G14]/[.H14]" office:value-type="float" office:value="43.8461538461539" calcext:value-type="float">
            <text:p>43.85</text:p>
          </table:table-cell>
          <table:table-cell office:value-type="boolean" office:boolean-value="true" calcext:value-type="boolean">
            <text:p>TRUE</text:p>
          </table:table-cell>
          <table:table-cell table:formula="of:=[.I14]*(1+[.J14])" office:value-type="float" office:value="87.6923076923077" calcext:value-type="float">
            <text:p>87.69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Condemn (PI)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15];[.C15]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COM.MICROSOFT.CONCAT(&quot;[&quot;;[.B15];&quot;,&quot;;[.C15];&quot;]&quot;;&quot; x&quot;;[.E15])" office:value-type="string" office:string-value="[16,18] x6" calcext:value-type="string">
            <text:p>[16,18] x6</text:p>
          </table:table-cell>
          <table:table-cell table:formula="of:=[.D15]*[.E15]" office:value-type="float" office:value="102" calcext:value-type="float">
            <text:p>102</text:p>
          </table:table-cell>
          <table:table-cell table:formula="of:=1+9/60" office:value-type="float" office:value="1.15" calcext:value-type="float">
            <text:p>1.15</text:p>
          </table:table-cell>
          <table:table-cell table:formula="of:=[.G15]/[.H15]" office:value-type="float" office:value="88.6956521739131" calcext:value-type="float">
            <text:p>88.70</text:p>
          </table:table-cell>
          <table:table-cell office:value-type="boolean" office:boolean-value="false" calcext:value-type="boolean">
            <text:p>FALSE</text:p>
          </table:table-cell>
          <table:table-cell table:formula="of:=[.I15]*(1+[.J15])" office:value-type="float" office:value="88.6956521739131" calcext:value-type="float">
            <text:p>88.70</text:p>
          </table:table-cell>
          <table:table-cell office:value-type="float" office:value="12" calcext:value-type="float">
            <text:p>12.00</text:p>
          </table:table-cell>
        </table:table-row>
        <table:table-row table:style-name="ro2">
          <table:table-cell office:value-type="string" calcext:value-type="string">
            <text:p>Final Ruin &lt;35%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AVERAGE([.B16];[.C16])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COM.MICROSOFT.CONCAT(&quot;[&quot;;[.B16];&quot;,&quot;;[.C16];&quot;]&quot;;&quot; x&quot;;[.E16])" office:value-type="string" office:string-value="[46,48] x4" calcext:value-type="string">
            <text:p>[46,48] x4</text:p>
          </table:table-cell>
          <table:table-cell table:formula="of:=[.D16]*[.E16]" office:value-type="float" office:value="188" calcext:value-type="float">
            <text:p>188</text:p>
          </table:table-cell>
          <table:table-cell table:formula="of:=1+54/60" office:value-type="float" office:value="1.9" calcext:value-type="float">
            <text:p>1.90</text:p>
          </table:table-cell>
          <table:table-cell table:formula="of:=[.G16]/[.H16]" office:value-type="float" office:value="98.9473684210526" calcext:value-type="float">
            <text:p>98.95</text:p>
          </table:table-cell>
          <table:table-cell office:value-type="boolean" office:boolean-value="false" calcext:value-type="boolean">
            <text:p>FALSE</text:p>
          </table:table-cell>
          <table:table-cell table:formula="of:=[.I16]*(1+[.J16])" office:value-type="float" office:value="98.9473684210526" calcext:value-type="float">
            <text:p>98.95</text:p>
          </table:table-cell>
          <table:table-cell office:value-type="float" office:value="4.4" calcext:value-type="float">
            <text:p>4.40</text:p>
          </table:table-cell>
        </table:table-row>
        <table:table-row table:style-name="ro2">
          <table:table-cell office:value-type="string" calcext:value-type="string">
            <text:p>Soul Storm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AVERAGE([.B17];[.C17])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COM.MICROSOFT.CONCAT(&quot;[&quot;;[.B17];&quot;,&quot;;[.C17];&quot;]&quot;;&quot; x&quot;;[.E17])" office:value-type="string" office:string-value="[20,22] x3" calcext:value-type="string">
            <text:p>[20,22] x3</text:p>
          </table:table-cell>
          <table:table-cell table:formula="of:=[.D17]*[.E17]" office:value-type="float" office:value="63" calcext:value-type="float">
            <text:p>63</text:p>
          </table:table-cell>
          <table:table-cell table:formula="of:=1+9/60" office:value-type="float" office:value="1.15" calcext:value-type="float">
            <text:p>1.15</text:p>
          </table:table-cell>
          <table:table-cell table:formula="of:=[.G17]/[.H17]" office:value-type="float" office:value="54.7826086956522" calcext:value-type="float">
            <text:p>54.78</text:p>
          </table:table-cell>
          <table:table-cell office:value-type="boolean" office:boolean-value="true" calcext:value-type="boolean">
            <text:p>TRUE</text:p>
          </table:table-cell>
          <table:table-cell table:formula="of:=[.I17]*(1+[.J17])" office:value-type="float" office:value="109.565217391304" calcext:value-type="float">
            <text:p>109.57</text:p>
          </table:table-cell>
          <table:table-cell office:value-type="float" office:value="2.25" calcext:value-type="float">
            <text:p>2.25</text:p>
          </table:table-cell>
        </table:table-row>
        <table:table-row table:style-name="ro2">
          <table:table-cell office:value-type="string" calcext:value-type="string">
            <text:p>Shard of Life (Total)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5.5" calcext:value-type="float">
            <text:p>65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18];&quot;,&quot;;[.C18];&quot;]&quot;;&quot; x&quot;;[.E18])" office:value-type="string" office:string-value="[60,71] x1" calcext:value-type="string">
            <text:p>[60,71] x1</text:p>
          </table:table-cell>
          <table:table-cell table:formula="of:=[.D18]*[.E18]" office:value-type="float" office:value="65.5" calcext:value-type="float">
            <text:p>65.5</text:p>
          </table:table-cell>
          <table:table-cell table:formula="of:=1+8/60" office:value-type="float" office:value="1.13333333333333" calcext:value-type="float">
            <text:p>1.13</text:p>
          </table:table-cell>
          <table:table-cell table:formula="of:=[.G18]/[.H18]" office:value-type="float" office:value="57.7941176470588" calcext:value-type="float">
            <text:p>57.79</text:p>
          </table:table-cell>
          <table:table-cell office:value-type="boolean" office:boolean-value="true" calcext:value-type="boolean">
            <text:p>TRUE</text:p>
          </table:table-cell>
          <table:table-cell table:formula="of:=[.I18]*(1+[.J18])" office:value-type="float" office:value="115.588235294118" calcext:value-type="float">
            <text:p>115.59</text:p>
          </table:table-cell>
          <table:table-cell table:formula="of:=6-[.H18]" office:value-type="float" office:value="4.86666666666667" calcext:value-type="float">
            <text:p>4.87</text:p>
          </table:table-cell>
        </table:table-row>
        <table:table-row table:style-name="ro2">
          <table:table-cell office:value-type="string" calcext:value-type="string">
            <text:p>Soul Storm (PI)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B19];[.C19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M.MICROSOFT.CONCAT(&quot;[&quot;;[.B19];&quot;,&quot;;[.C19];&quot;]&quot;;&quot; x&quot;;[.E19])" office:value-type="string" office:string-value="[22,24] x3" calcext:value-type="string">
            <text:p>[22,24] x3</text:p>
          </table:table-cell>
          <table:table-cell table:formula="of:=[.D19]*[.E19]" office:value-type="float" office:value="69" calcext:value-type="float">
            <text:p>69</text:p>
          </table:table-cell>
          <table:table-cell table:formula="of:=1+9/60" office:value-type="float" office:value="1.15" calcext:value-type="float">
            <text:p>1.15</text:p>
          </table:table-cell>
          <table:table-cell table:formula="of:=[.G19]/[.H19]" office:value-type="float" office:value="60" calcext:value-type="float">
            <text:p>60.00</text:p>
          </table:table-cell>
          <table:table-cell office:value-type="boolean" office:boolean-value="true" calcext:value-type="boolean">
            <text:p>TRUE</text:p>
          </table:table-cell>
          <table:table-cell table:formula="of:=[.I19]*(1+[.J19])" office:value-type="float" office:value="120" calcext:value-type="float">
            <text:p>120.00</text:p>
          </table:table-cell>
          <table:table-cell office:value-type="float" office:value="2.25" calcext:value-type="float">
            <text:p>2.25</text:p>
          </table:table-cell>
        </table:table-row>
        <table:table-row table:style-name="ro2">
          <table:table-cell table:style-name="ce3" office:value-type="string" calcext:value-type="string">
            <text:p>Karmic Backlash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AVERAGE([.B20];[.C20])" office:value-type="float" office:value="72.5" calcext:value-type="float">
            <text:p>72.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COM.MICROSOFT.CONCAT(&quot;[&quot;;[.B20];&quot;,&quot;;[.C20];&quot;]&quot;;&quot; x&quot;;[.E20])" office:value-type="string" office:string-value="[69,76] x1" calcext:value-type="string">
            <text:p>[69,76] x1</text:p>
          </table:table-cell>
          <table:table-cell table:style-name="ce7" table:formula="of:=[.D20]*[.E20]" office:value-type="float" office:value="72.5" calcext:value-type="float">
            <text:p>72.5</text:p>
          </table:table-cell>
          <table:table-cell table:style-name="ce10" table:formula="of:=1+6/60" office:value-type="float" office:value="1.1" calcext:value-type="float">
            <text:p>1.10</text:p>
          </table:table-cell>
          <table:table-cell table:style-name="ce10" table:formula="of:=[.G20]/[.H20]" office:value-type="float" office:value="65.9090909090909" calcext:value-type="float">
            <text:p>65.91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20]*(1+[.J20])" office:value-type="float" office:value="131.818181818182" calcext:value-type="float">
            <text:p>131.82</text:p>
          </table:table-cell>
          <table:table-cell table:style-name="ce16" table:formula="of:=3-[.H20]" office:value-type="float" office:value="1.9" calcext:value-type="float">
            <text:p>1.90</text:p>
          </table:table-cell>
        </table:table-row>
        <table:table-row table:style-name="ro2">
          <table:table-cell office:value-type="string" calcext:value-type="string">
            <text:p>Shard of Life (Total) (PI)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5.5" calcext:value-type="float">
            <text:p>75.5</text:p>
          </table:table-cell>
          <table:table-cell office:value-type="float" office:value="1" calcext:value-type="float">
            <text:p>1</text:p>
          </table:table-cell>
          <table:table-cell table:formula="of:=COM.MICROSOFT.CONCAT(&quot;[&quot;;[.B21];&quot;,&quot;;[.C21];&quot;]&quot;;&quot; x&quot;;[.E21])" office:value-type="string" office:string-value="[70,81] x1" calcext:value-type="string">
            <text:p>[70,81] x1</text:p>
          </table:table-cell>
          <table:table-cell table:formula="of:=[.D21]*[.E21]" office:value-type="float" office:value="75.5" calcext:value-type="float">
            <text:p>75.5</text:p>
          </table:table-cell>
          <table:table-cell table:formula="of:=1+8/60" office:value-type="float" office:value="1.13333333333333" calcext:value-type="float">
            <text:p>1.13</text:p>
          </table:table-cell>
          <table:table-cell table:formula="of:=[.G21]/[.H21]" office:value-type="float" office:value="66.6176470588235" calcext:value-type="float">
            <text:p>66.62</text:p>
          </table:table-cell>
          <table:table-cell office:value-type="boolean" office:boolean-value="true" calcext:value-type="boolean">
            <text:p>TRUE</text:p>
          </table:table-cell>
          <table:table-cell table:formula="of:=[.I21]*(1+[.J21])" office:value-type="float" office:value="133.235294117647" calcext:value-type="float">
            <text:p>133.24</text:p>
          </table:table-cell>
          <table:table-cell table:formula="of:=6-[.H20]" office:value-type="float" office:value="4.9" calcext:value-type="float">
            <text:p>4.90</text:p>
          </table:table-cell>
        </table:table-row>
        <table:table-row table:style-name="ro2">
          <table:table-cell table:style-name="ce4" office:value-type="string" calcext:value-type="string">
            <text:p>Soul Barrage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AVERAGE([.B22];[.C22])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COM.MICROSOFT.CONCAT(&quot;[&quot;;[.B22];&quot;,&quot;;[.C22];&quot;]&quot;;&quot; x&quot;;[.E22])" office:value-type="string" office:string-value="[14,16] x5" calcext:value-type="string">
            <text:p>[14,16] x5</text:p>
          </table:table-cell>
          <table:table-cell table:style-name="ce8" table:formula="of:=[.D22]*[.E22]" office:value-type="float" office:value="75" calcext:value-type="float">
            <text:p>75</text:p>
          </table:table-cell>
          <table:table-cell table:style-name="ce11" table:formula="of:=1+5/60" office:value-type="float" office:value="1.08333333333333" calcext:value-type="float">
            <text:p>1.08</text:p>
          </table:table-cell>
          <table:table-cell table:style-name="ce11" table:formula="of:=[.G22]/[.H22]" office:value-type="float" office:value="69.2307692307692" calcext:value-type="float">
            <text:p>69.23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1" table:formula="of:=[.I22]*(1+[.J22])" office:value-type="float" office:value="138.461538461538" calcext:value-type="float">
            <text:p>138.46</text:p>
          </table:table-cell>
          <table:table-cell table:style-name="ce17" office:value-type="float" office:value="1.9" calcext:value-type="float">
            <text:p>1.90</text:p>
          </table:table-cell>
        </table:table-row>
        <table:table-row table:style-name="ro2">
          <table:table-cell office:value-type="string" calcext:value-type="string">
            <text:p>Soul Wel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B23];[.C23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M.MICROSOFT.CONCAT(&quot;[&quot;;[.B23];&quot;,&quot;;[.C23];&quot;]&quot;;&quot; x&quot;;[.E23])" office:value-type="string" office:string-value="[5,7] x12" calcext:value-type="string">
            <text:p>[5,7] x12</text:p>
          </table:table-cell>
          <table:table-cell table:formula="of:=[.D23]*[.E23]" office:value-type="float" office:value="72" calcext:value-type="float">
            <text:p>72</text:p>
          </table:table-cell>
          <table:table-cell office:value-type="float" office:value="1" calcext:value-type="float">
            <text:p>1.00</text:p>
          </table:table-cell>
          <table:table-cell table:formula="of:=[.G23]/[.H23]" office:value-type="float" office:value="72" calcext:value-type="float">
            <text:p>72.00</text:p>
          </table:table-cell>
          <table:table-cell office:value-type="boolean" office:boolean-value="true" calcext:value-type="boolean">
            <text:p>TRUE</text:p>
          </table:table-cell>
          <table:table-cell table:formula="of:=[.I23]*(1+[.J23])" office:value-type="float" office:value="144" calcext:value-type="float">
            <text:p>144.00</text:p>
          </table:table-cell>
          <table:table-cell office:value-type="float" office:value="12" calcext:value-type="float">
            <text:p>12.00</text:p>
          </table:table-cell>
        </table:table-row>
        <table:table-row table:style-name="ro2">
          <table:table-cell table:style-name="ce3" office:value-type="string" calcext:value-type="string">
            <text:p>Circle of Destruction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formula="of:=AVERAGE([.B24];[.C24])" office:value-type="float" office:value="6.5" calcext:value-type="float">
            <text:p>6.5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COM.MICROSOFT.CONCAT(&quot;[&quot;;[.B24];&quot;,&quot;;[.C24];&quot;]&quot;;&quot; x&quot;;[.E24])" office:value-type="string" office:string-value="[6,7] x12" calcext:value-type="string">
            <text:p>[6,7] x12</text:p>
          </table:table-cell>
          <table:table-cell table:style-name="ce7" table:formula="of:=[.D24]*[.E24]" office:value-type="float" office:value="78" calcext:value-type="float">
            <text:p>78</text:p>
          </table:table-cell>
          <table:table-cell table:style-name="ce10" office:value-type="float" office:value="1" calcext:value-type="float">
            <text:p>1.00</text:p>
          </table:table-cell>
          <table:table-cell table:style-name="ce10" table:formula="of:=[.G24]/[.H24]" office:value-type="float" office:value="78" calcext:value-type="float">
            <text:p>78.0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.I24]*(1+[.J24])" office:value-type="float" office:value="156" calcext:value-type="float">
            <text:p>156.00</text:p>
          </table:table-cell>
          <table:table-cell table:style-name="ce16" office:value-type="float" office:value="12" calcext:value-type="float">
            <text:p>12.00</text:p>
          </table:table-cell>
        </table:table-row>
      </table:table>
      <table:table table:name="timing" table:style-name="ta1">
        <office:forms form:automatic-focus="false" form:apply-design-mode="false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Soul Well</text:p>
          </table:table-cell>
          <table:table-cell table:style-name="ce18" office:value-type="string" calcext:value-type="string">
            <text:p>1:00</text:p>
          </table:table-cell>
          <table:table-cell office:value-type="string" calcext:value-type="string">
            <text:p>2:27</text:p>
          </table:table-cell>
          <table:table-cell office:value-type="string" calcext:value-type="string">
            <text:p>3:27</text:p>
          </table:table-cell>
          <table:table-cell/>
          <table:table-cell office:value-type="string" calcext:value-type="string">
            <text:p>18:39</text:p>
          </table:table-cell>
          <table:table-cell office:value-type="string" calcext:value-type="string">
            <text:p>19:39</text:p>
          </table:table-cell>
          <table:table-cell/>
          <table:table-cell office:value-type="string" calcext:value-type="string">
            <text:p>35:44</text:p>
          </table:table-cell>
          <table:table-cell office:value-type="string" calcext:value-type="string">
            <text:p>36:44</text:p>
          </table:table-cell>
          <table:table-cell/>
          <table:table-cell office:value-type="string" calcext:value-type="string">
            <text:p>51:39</text:p>
          </table:table-cell>
          <table:table-cell office:value-type="string" calcext:value-type="string">
            <text:p>52:39</text:p>
          </table:table-cell>
          <table:table-cell/>
          <table:table-cell office:value-type="string" calcext:value-type="string">
            <text:p>7:22</text:p>
          </table:table-cell>
          <table:table-cell office:value-type="string" calcext:value-type="string">
            <text:p>8:22</text:p>
          </table:table-cell>
          <table:table-cell/>
          <table:table-cell office:value-type="string" calcext:value-type="string">
            <text:p>22:32</text:p>
          </table:table-cell>
          <table:table-cell office:value-type="string" calcext:value-type="string">
            <text:p>23:32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3:27</text:p>
          </table:table-cell>
          <table:table-cell office:value-type="string" calcext:value-type="string">
            <text:p>4:27</text:p>
          </table:table-cell>
          <table:table-cell/>
          <table:table-cell office:value-type="string" calcext:value-type="string">
            <text:p>19:39</text:p>
          </table:table-cell>
          <table:table-cell office:value-type="string" calcext:value-type="string">
            <text:p>20:39</text:p>
          </table:table-cell>
          <table:table-cell/>
          <table:table-cell office:value-type="string" calcext:value-type="string">
            <text:p>36:44</text:p>
          </table:table-cell>
          <table:table-cell office:value-type="string" calcext:value-type="string">
            <text:p>37:44</text:p>
          </table:table-cell>
          <table:table-cell/>
          <table:table-cell office:value-type="string" calcext:value-type="string">
            <text:p>52:39</text:p>
          </table:table-cell>
          <table:table-cell office:value-type="string" calcext:value-type="string">
            <text:p>53:39</text:p>
          </table:table-cell>
          <table:table-cell/>
          <table:table-cell office:value-type="string" calcext:value-type="string">
            <text:p>8:22</text:p>
          </table:table-cell>
          <table:table-cell office:value-type="string" calcext:value-type="string">
            <text:p>9:22</text:p>
          </table:table-cell>
          <table:table-cell/>
          <table:table-cell office:value-type="string" calcext:value-type="string">
            <text:p>23:32</text:p>
          </table:table-cell>
          <table:table-cell office:value-type="string" calcext:value-type="string">
            <text:p>24:32</text:p>
          </table:table-cell>
          <table:table-cell/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1:09</text:p>
          </table:table-cell>
          <table:table-cell office:value-type="string" calcext:value-type="string">
            <text:p>4:27</text:p>
          </table:table-cell>
          <table:table-cell office:value-type="string" calcext:value-type="string">
            <text:p>5:35</text:p>
          </table:table-cell>
          <table:table-cell/>
          <table:table-cell office:value-type="string" calcext:value-type="string">
            <text:p>20:39</text:p>
          </table:table-cell>
          <table:table-cell office:value-type="string" calcext:value-type="string">
            <text:p>21:47</text:p>
          </table:table-cell>
          <table:table-cell/>
          <table:table-cell office:value-type="string" calcext:value-type="string">
            <text:p>37:44</text:p>
          </table:table-cell>
          <table:table-cell office:value-type="string" calcext:value-type="string">
            <text:p>38:53</text:p>
          </table:table-cell>
          <table:table-cell/>
          <table:table-cell office:value-type="string" calcext:value-type="string">
            <text:p>53:39</text:p>
          </table:table-cell>
          <table:table-cell office:value-type="string" calcext:value-type="string">
            <text:p>54:48</text:p>
          </table:table-cell>
          <table:table-cell/>
          <table:table-cell office:value-type="string" calcext:value-type="string">
            <text:p>9:22</text:p>
          </table:table-cell>
          <table:table-cell office:value-type="string" calcext:value-type="string">
            <text:p>10:30</text:p>
          </table:table-cell>
          <table:table-cell/>
          <table:table-cell office:value-type="string" calcext:value-type="string">
            <text:p>24:32</text:p>
          </table:table-cell>
          <table:table-cell office:value-type="string" calcext:value-type="string">
            <text:p>25:40</text:p>
          </table:table-cell>
          <table:table-cell/>
        </table:table-row>
        <table:table-row table:style-name="ro1">
          <table:table-cell office:value-type="string" calcext:value-type="string">
            <text:p>Final Ruin</text:p>
          </table:table-cell>
          <table:table-cell office:value-type="string" calcext:value-type="string">
            <text:p>1:54</text:p>
          </table:table-cell>
          <table:table-cell office:value-type="string" calcext:value-type="string">
            <text:p>5:35</text:p>
          </table:table-cell>
          <table:table-cell table:style-name="ce18" office:value-type="string" calcext:value-type="string">
            <text:p>7:27</text:p>
          </table:table-cell>
          <table:table-cell/>
          <table:table-cell office:value-type="string" calcext:value-type="string">
            <text:p>21:47</text:p>
          </table:table-cell>
          <table:table-cell office:value-type="string" calcext:value-type="string">
            <text:p>23:37</text:p>
          </table:table-cell>
          <table:table-cell/>
          <table:table-cell office:value-type="string" calcext:value-type="string">
            <text:p>38:53</text:p>
          </table:table-cell>
          <table:table-cell office:value-type="string" calcext:value-type="string">
            <text:p>40:46</text:p>
          </table:table-cell>
          <table:table-cell/>
          <table:table-cell office:value-type="string" calcext:value-type="string">
            <text:p>54:48</text:p>
          </table:table-cell>
          <table:table-cell office:value-type="string" calcext:value-type="string">
            <text:p>56:42</text:p>
          </table:table-cell>
          <table:table-cell/>
          <table:table-cell office:value-type="string" calcext:value-type="string">
            <text:p>10:30</text:p>
          </table:table-cell>
          <table:table-cell office:value-type="string" calcext:value-type="string">
            <text:p>12:18</text:p>
          </table:table-cell>
          <table:table-cell/>
          <table:table-cell office:value-type="string" calcext:value-type="string">
            <text:p>25:40</text:p>
          </table:table-cell>
          <table:table-cell office:value-type="string" calcext:value-type="string">
            <text:p>27:34</text:p>
          </table:table-cell>
          <table:table-cell/>
        </table:table-row>
        <table:table-row table:style-name="ro1">
          <table:table-cell office:value-type="string" calcext:value-type="string">
            <text:p>Shard of Life</text:p>
          </table:table-cell>
          <table:table-cell office:value-type="string" calcext:value-type="string">
            <text:p>1:08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35</text:p>
          </table:table-cell>
          <table:table-cell/>
          <table:table-cell office:value-type="string" calcext:value-type="string">
            <text:p>23:37</text:p>
          </table:table-cell>
          <table:table-cell office:value-type="string" calcext:value-type="string">
            <text:p>24:45</text:p>
          </table:table-cell>
          <table:table-cell/>
          <table:table-cell office:value-type="string" calcext:value-type="string">
            <text:p>40:46</text:p>
          </table:table-cell>
          <table:table-cell office:value-type="string" calcext:value-type="string">
            <text:p>41:54</text:p>
          </table:table-cell>
          <table:table-cell/>
          <table:table-cell office:value-type="string" calcext:value-type="string">
            <text:p>56:42</text:p>
          </table:table-cell>
          <table:table-cell office:value-type="string" calcext:value-type="string">
            <text:p>57:50</text:p>
          </table:table-cell>
          <table:table-cell/>
          <table:table-cell office:value-type="string" calcext:value-type="string">
            <text:p>12:18</text:p>
          </table:table-cell>
          <table:table-cell office:value-type="string" calcext:value-type="string">
            <text:p>13:26</text:p>
          </table:table-cell>
          <table:table-cell/>
          <table:table-cell office:value-type="string" calcext:value-type="string">
            <text:p>27:34</text:p>
          </table:table-cell>
          <table:table-cell office:value-type="string" calcext:value-type="string">
            <text:p>28:42</text:p>
          </table:table-cell>
          <table:table-cell/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0:51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10:18</text:p>
          </table:table-cell>
          <table:table-cell/>
          <table:table-cell office:value-type="string" calcext:value-type="string">
            <text:p>24:45</text:p>
          </table:table-cell>
          <table:table-cell office:value-type="string" calcext:value-type="string">
            <text:p>25:37</text:p>
          </table:table-cell>
          <table:table-cell office:value-type="string" calcext:value-type="string">
            <text:p>26:28</text:p>
          </table:table-cell>
          <table:table-cell/>
          <table:table-cell office:value-type="string" calcext:value-type="string">
            <text:p>41:54</text:p>
          </table:table-cell>
          <table:table-cell office:value-type="string" calcext:value-type="string">
            <text:p>42:46</text:p>
          </table:table-cell>
          <table:table-cell/>
          <table:table-cell office:value-type="string" calcext:value-type="string">
            <text:p>57:50</text:p>
          </table:table-cell>
          <table:table-cell office:value-type="string" calcext:value-type="string">
            <text:p>58:41</text:p>
          </table:table-cell>
          <table:table-cell/>
          <table:table-cell office:value-type="string" calcext:value-type="string">
            <text:p>13:26</text:p>
          </table:table-cell>
          <table:table-cell office:value-type="string" calcext:value-type="string">
            <text:p>14:18</text:p>
          </table:table-cell>
          <table:table-cell/>
          <table:table-cell office:value-type="string" calcext:value-type="string">
            <text:p>28:42</text:p>
          </table:table-cell>
          <table:table-cell office:value-type="string" calcext:value-type="string">
            <text:p>29:3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oul Siph</text:p>
          </table:table-cell>
          <table:table-cell office:value-type="string" calcext:value-type="string">
            <text:p>1:04</text:p>
          </table:table-cell>
          <table:table-cell office:value-type="string" calcext:value-type="string">
            <text:p>3:01</text:p>
          </table:table-cell>
          <table:table-cell office:value-type="string" calcext:value-type="string">
            <text:p>4:05</text:p>
          </table:table-cell>
          <table:table-cell/>
          <table:table-cell office:value-type="string" calcext:value-type="string">
            <text:p>14:21</text:p>
          </table:table-cell>
          <table:table-cell office:value-type="string" calcext:value-type="string">
            <text:p>15:25</text:p>
          </table:table-cell>
          <table:table-cell/>
          <table:table-cell office:value-type="string" calcext:value-type="string">
            <text:p>24:43</text:p>
          </table:table-cell>
          <table:table-cell office:value-type="string" calcext:value-type="string">
            <text:p>25:47</text:p>
          </table:table-cell>
          <table:table-cell/>
          <table:table-cell office:value-type="string" calcext:value-type="string">
            <text:p>34:48</text:p>
          </table:table-cell>
          <table:table-cell office:value-type="string" calcext:value-type="string">
            <text:p>35:52</text:p>
          </table:table-cell>
          <table:table-cell/>
          <table:table-cell office:value-type="string" calcext:value-type="string">
            <text:p>44:59</text:p>
          </table:table-cell>
          <table:table-cell office:value-type="string" calcext:value-type="string">
            <text:p>46:06</text:p>
          </table:table-cell>
          <table:table-cell/>
          <table:table-cell office:value-type="string" calcext:value-type="string">
            <text:p>54:51</text:p>
          </table:table-cell>
          <table:table-cell office:value-type="string" calcext:value-type="string">
            <text:p>55:58</text:p>
          </table:table-cell>
          <table:table-cell/>
        </table:table-row>
        <table:table-row table:style-name="ro1">
          <table:table-cell office:value-type="string" calcext:value-type="string">
            <text:p>Karmic Su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:05</text:p>
          </table:table-cell>
          <table:table-cell office:value-type="string" calcext:value-type="string">
            <text:p>5:16</text:p>
          </table:table-cell>
          <table:table-cell/>
          <table:table-cell office:value-type="string" calcext:value-type="string">
            <text:p>15:25</text:p>
          </table:table-cell>
          <table:table-cell office:value-type="string" calcext:value-type="string">
            <text:p>16:36</text:p>
          </table:table-cell>
          <table:table-cell/>
          <table:table-cell office:value-type="string" calcext:value-type="string">
            <text:p>25:47</text:p>
          </table:table-cell>
          <table:table-cell office:value-type="string" calcext:value-type="string">
            <text:p>26:58</text:p>
          </table:table-cell>
          <table:table-cell/>
          <table:table-cell office:value-type="string" calcext:value-type="string">
            <text:p>35:52</text:p>
          </table:table-cell>
          <table:table-cell office:value-type="string" calcext:value-type="string">
            <text:p>37:03</text:p>
          </table:table-cell>
          <table:table-cell/>
          <table:table-cell office:value-type="string" calcext:value-type="string">
            <text:p>46:06</text:p>
          </table:table-cell>
          <table:table-cell office:value-type="string" calcext:value-type="string">
            <text:p>47:19</text:p>
          </table:table-cell>
          <table:table-cell/>
          <table:table-cell office:value-type="string" calcext:value-type="string">
            <text:p>55:58</text:p>
          </table:table-cell>
          <table:table-cell office:value-type="string" calcext:value-type="string">
            <text:p>57:12</text:p>
          </table:table-cell>
          <table:table-cell/>
        </table:table-row>
        <table:table-row table:style-name="ro1">
          <table:table-cell office:value-type="string" calcext:value-type="string">
            <text:p>Transmutati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5:16</text:p>
          </table:table-cell>
          <table:table-cell office:value-type="string" calcext:value-type="string">
            <text:p>6:16</text:p>
          </table:table-cell>
          <table:table-cell/>
          <table:table-cell office:value-type="string" calcext:value-type="string">
            <text:p>16:36</text:p>
          </table:table-cell>
          <table:table-cell office:value-type="string" calcext:value-type="string">
            <text:p>17:36</text:p>
          </table:table-cell>
          <table:table-cell/>
          <table:table-cell office:value-type="string" calcext:value-type="string">
            <text:p>26:58</text:p>
          </table:table-cell>
          <table:table-cell office:value-type="string" calcext:value-type="string">
            <text:p>27:58</text:p>
          </table:table-cell>
          <table:table-cell/>
          <table:table-cell office:value-type="string" calcext:value-type="string">
            <text:p>37:03</text:p>
          </table:table-cell>
          <table:table-cell office:value-type="string" calcext:value-type="string">
            <text:p>38:03</text:p>
          </table:table-cell>
          <table:table-cell/>
          <table:table-cell office:value-type="string" calcext:value-type="string">
            <text:p>47:19</text:p>
          </table:table-cell>
          <table:table-cell office:value-type="string" calcext:value-type="string">
            <text:p>48:22</text:p>
          </table:table-cell>
          <table:table-cell/>
          <table:table-cell office:value-type="string" calcext:value-type="string">
            <text:p>57:12</text:p>
          </table:table-cell>
          <table:table-cell office:value-type="string" calcext:value-type="string">
            <text:p>58:12</text:p>
          </table:table-cell>
          <table:table-cell/>
        </table:table-row>
        <table:table-row table:style-name="ro1">
          <table:table-cell office:value-type="string" calcext:value-type="string">
            <text:p>Soul Barrage</text:p>
          </table:table-cell>
          <table:table-cell office:value-type="string" calcext:value-type="string">
            <text:p>1:05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7:21</text:p>
          </table:table-cell>
          <table:table-cell/>
          <table:table-cell office:value-type="string" calcext:value-type="string">
            <text:p>17:36</text:p>
          </table:table-cell>
          <table:table-cell office:value-type="string" calcext:value-type="string">
            <text:p>18:41</text:p>
          </table:table-cell>
          <table:table-cell/>
          <table:table-cell office:value-type="string" calcext:value-type="string">
            <text:p>27:58</text:p>
          </table:table-cell>
          <table:table-cell office:value-type="string" calcext:value-type="string">
            <text:p>29:03</text:p>
          </table:table-cell>
          <table:table-cell/>
          <table:table-cell office:value-type="string" calcext:value-type="string">
            <text:p>38:03</text:p>
          </table:table-cell>
          <table:table-cell office:value-type="string" calcext:value-type="string">
            <text:p>39:16</text:p>
          </table:table-cell>
          <table:table-cell/>
          <table:table-cell office:value-type="string" calcext:value-type="string">
            <text:p>48:22</text:p>
          </table:table-cell>
          <table:table-cell office:value-type="string" calcext:value-type="string">
            <text:p>49:27</text:p>
          </table:table-cell>
          <table:table-cell/>
          <table:table-cell office:value-type="string" calcext:value-type="string">
            <text:p>58:12</text:p>
          </table:table-cell>
          <table:table-cell office:value-type="string" calcext:value-type="string">
            <text:p>59:18</text:p>
          </table:table-cell>
          <table:table-cell/>
        </table:table-row>
        <table:table-row table:style-name="ro1">
          <table:table-cell office:value-type="string" calcext:value-type="string">
            <text:p>Soul Storm</text:p>
          </table:table-cell>
          <table:table-cell office:value-type="string" calcext:value-type="string">
            <text:p>1:0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26</text:p>
          </table:table-cell>
          <table:table-cell/>
          <table:table-cell office:value-type="string" calcext:value-type="string">
            <text:p>18:41</text:p>
          </table:table-cell>
          <table:table-cell office:value-type="string" calcext:value-type="string">
            <text:p>19:55</text:p>
          </table:table-cell>
          <table:table-cell/>
          <table:table-cell office:value-type="string" calcext:value-type="string">
            <text:p>29:03</text:p>
          </table:table-cell>
          <table:table-cell office:value-type="string" calcext:value-type="string">
            <text:p>30:17</text:p>
          </table:table-cell>
          <table:table-cell/>
          <table:table-cell office:value-type="string" calcext:value-type="string">
            <text:p>39:16</text:p>
          </table:table-cell>
          <table:table-cell office:value-type="string" calcext:value-type="string">
            <text:p>40:26</text:p>
          </table:table-cell>
          <table:table-cell/>
          <table:table-cell office:value-type="string" calcext:value-type="string">
            <text:p>49:27</text:p>
          </table:table-cell>
          <table:table-cell office:value-type="string" calcext:value-type="string">
            <text:p>50:33</text:p>
          </table:table-cell>
          <table:table-cell/>
          <table:table-cell office:value-type="string" calcext:value-type="string">
            <text:p>59:18</text:p>
          </table:table-cell>
          <table:table-cell office:value-type="string" calcext:value-type="string">
            <text:p>0:27</text:p>
          </table:table-cell>
          <table:table-cell/>
        </table:table-row>
        <table:table-row table:style-name="ro1">
          <table:table-cell office:value-type="string" calcext:value-type="string">
            <text:p>Soul Bolt</text:p>
          </table:table-cell>
          <table:table-cell office:value-type="string" calcext:value-type="string">
            <text:p>0:52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1:01</text:p>
          </table:table-cell>
          <table:table-cell/>
          <table:table-cell office:value-type="string" calcext:value-type="string">
            <text:p>20:46</text:p>
          </table:table-cell>
          <table:table-cell office:value-type="string" calcext:value-type="string">
            <text:p>21:38</text:p>
          </table:table-cell>
          <table:table-cell/>
          <table:table-cell office:value-type="string" calcext:value-type="string">
            <text:p>31:08</text:p>
          </table:table-cell>
          <table:table-cell office:value-type="string" calcext:value-type="string">
            <text:p>32:00</text:p>
          </table:table-cell>
          <table:table-cell/>
          <table:table-cell office:value-type="string" calcext:value-type="string">
            <text:p>40:26</text:p>
          </table:table-cell>
          <table:table-cell office:value-type="string" calcext:value-type="string">
            <text:p>41:17</text:p>
          </table:table-cell>
          <table:table-cell/>
          <table:table-cell office:value-type="string" calcext:value-type="string">
            <text:p>51:24</text:p>
          </table:table-cell>
          <table:table-cell office:value-type="string" calcext:value-type="string">
            <text:p>52:15</text:p>
          </table:table-cell>
          <table:table-cell/>
          <table:table-cell office:value-type="string" calcext:value-type="string">
            <text:p>0:27</text:p>
          </table:table-cell>
          <table:table-cell office:value-type="string" calcext:value-type="string">
            <text:p>1:1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armic Ba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2:21</text:p>
          </table:table-cell>
          <table:table-cell office:value-type="string" calcext:value-type="string">
            <text:p>3:27</text:p>
          </table:table-cell>
          <table:table-cell/>
          <table:table-cell office:value-type="string" calcext:value-type="string">
            <text:p>6:31</text:p>
          </table:table-cell>
          <table:table-cell office:value-type="string" calcext:value-type="string">
            <text:p>7:37</text:p>
          </table:table-cell>
          <table:table-cell/>
          <table:table-cell office:value-type="string" calcext:value-type="string">
            <text:p>10:37</text:p>
          </table:table-cell>
          <table:table-cell office:value-type="string" calcext:value-type="string">
            <text:p>11:43</text:p>
          </table:table-cell>
          <table:table-cell/>
          <table:table-cell office:value-type="string" calcext:value-type="string">
            <text:p>24:01</text:p>
          </table:table-cell>
          <table:table-cell office:value-type="string" calcext:value-type="string">
            <text:p>25:07</text:p>
          </table:table-cell>
          <table:table-cell table:number-columns-repeated="7"/>
        </table:table-row>
      </table:table>
      <table:named-expressions/>
      <table:database-ranges>
        <table:database-range table:name="full" table:target-range-address="full.A1:full.L24" table:display-filter-buttons="true" table:on-update-keep-styles="true" table:on-update-keep-size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21:40:44.557000000</meta:creation-date>
    <dc:date>2023-07-12T00:55:03.179000000</dc:date>
    <meta:editing-duration>PT2H16M39S</meta:editing-duration>
    <meta:editing-cycles>37</meta:editing-cycles>
    <meta:generator>LibreOffice/7.5.0.3$Windows_X86_64 LibreOffice_project/c21113d003cd3efa8c53188764377a8272d9d6de</meta:generator>
    <meta:document-statistic meta:table-count="5" meta:cell-count="681" meta:object-count="0"/>
  </office:meta>
</office:document-meta>
</file>